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 style:list-style-name="L3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 style:list-style-name="L3">
      <style:paragraph-properties fo:text-align="justify" style:justify-single-word="false"/>
      <style:text-properties style:text-line-through-style="solid" fo:font-size="14pt" style:font-size-asian="14pt" style:font-size-complex="14pt"/>
    </style:style>
    <style:style style:name="P7" style:family="paragraph" style:parent-style-name="Standard" style:list-style-name="L3">
      <style:paragraph-properties fo:text-align="justify" style:justify-single-word="false"/>
      <style:text-properties style:text-line-through-style="none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oncepcja serwera zarządzającego procesami rozproszonymi</text:p>
      <text:p text:style-name="P1">Osoba odpowiedzialna: Tomasz Jakubczyk</text:p>
      <text:p text:style-name="P1"/>
      <text:list xml:id="list6419841451491020094" text:style-name="L1">
        <text:list-item>
          <text:p text:style-name="P3">Co ma robić serwer</text:p>
          <text:p text:style-name="P3">Serwer zarządza agentami, które kontrolują procesy na swojej platformie. Informacje o tym gdzie i co ma być zrobione dostaje z konsoli administratora. Kanałem komunikacyjnym z serwerem jest niżej opisany protokół działający na IPv6 i Ipv4 z wykorzystaniem mechanizmu gniazd sieciowych.</text:p>
        </text:list-item>
        <text:list-item>
          <text:p text:style-name="P3">Sposób reagowania na zdarzenia</text:p>
          <text:p text:style-name="P3">Zdarzeniami przychodzącymi do serwera mogą być polecenia z konsoli administratora, odpowiedzi od agentów lub zdarzenia wewnętrzne serwera np. time-out. Zdarzenia są obiektami z różnych klas typów zdarzeń dziedziczących po bazowej klasie zdarzeń, pojawiającymi się w kolejce zdarzeń. Zostają one obsłużone na podstawie mapy strategii i zdjęte z kolejki. Prawdopodobnie będzie około trzech różnych typów zdarzeń: komunikat z agenta, polecenie od administratora, zdarzenie wewnętrzne.</text:p>
        </text:list-item>
        <text:list-item>
          <text:p text:style-name="P3">Moduły serwera</text:p>
          <text:p text:style-name="P3">Serwer da się podzielić na kilka wyraźnych modułów.</text:p>
        </text:list-item>
      </text:list>
      <text:list xml:id="list7530500757954551408" text:style-name="L2">
        <text:list-item>
          <text:p text:style-name="P4">Kontroler – przetwarza zdarzenia przychodzące z modułów i wykonuje lub zleca wykonanie odpowiednich metod w modułach. Odpowiada też za uruchomienie usług modułów szczególnie przy starcie serwera.</text:p>
        </text:list-item>
        <text:list-item>
          <text:p text:style-name="P4">Serwer klienta – odpowiada za komunikację z agentami. Serwer nawiązuje połączenie ze słuchającym agentem, wysyła polecenie, czeka na odpowiedź, otrzymaną odpowiedź wrzuca na kolejkę zdarzeń i zamyka połączenie. Może też nasłuchiwać na połączenia od agenta z wiadomością o zmianie statusu lub okresowym raportem.</text:p>
        </text:list-item>
        <text:list-item>
          <text:p text:style-name="P4">Serwer administratora – odpowiada za komunikację z konsolą administratora. Serwer czeka na polecenie od administratora, wrzuca na kolejkę zdarzeń i zwraca odpowiedź. Konsola administratora może sama nawiązać połączenie i wysłać polecenia, ale jeśli serwer ma po jakimś czasie odesłać raport, to konsola powinna też nasłuchiwać.</text:p>
        </text:list-item>
        <text:list-item>
          <text:p text:style-name="P4">Model – zbiór metod wywoływanych przez kontroler w celu realizacji wybranej strategi z mapy. Może też zawierać maszynę stanów i informacje o agentach.</text:p>
        </text:list-item>
      </text:list>
      <text:list xml:id="list559773900101591597" text:style-name="L3">
        <text:list-header>
          <text:p text:style-name="P5">Poszczególne moduły mogą pracować w osobnych wątkach lub procesach. Kontroler powinien być raczej w wątku głównym.</text:p>
          <text:p text:style-name="P5">Model o ile będzie zgłaszał jakieś zdarzenia zapewne związane z upływem czasu to powinien mieć osobny wątek, a jeśli nie, to będzie wywoływany (jego metody) w tym samym wątku co kontroler.</text:p>
          <text:p text:style-name="P5">Serwer klienta, a właściwie każda jego instancja, powinien być w osobnym wątku. Wątki te powinny być tworzone wtedy gdy wyniknie to ze strategii działania. Można sobie wyobrazić, że jednocześnie w kilku wątkach będzie trwała komunikacja z różnymi agentami, nie powinno sprawić to problemów, gdyż niezbędne informacje o agentach oraz komunikacji będą w modelu.</text:p>
          <text:p text:style-name="P5"><text:soft-page-break/>Serwer administratora też powinien być w osobnym wątku niezależnie od tego jak będzie zrealizowana komunikacja z administratorem.</text:p>
          <text:p text:style-name="P5"/>
        </text:list-header>
        <text:list-item>
          <text:p text:style-name="P5">Komunikacja serwera klienta z agentem</text:p>
          <text:p text:style-name="P6">Wątek serwera zostaje wywołany razem adresem i portem agenta, oraz poleceniem. Nawiązuje połączenie i wysyła polecenie. Niech na chwilę obecną polecenia wyglądają następująco:</text:p>
          <text:p text:style-name="P6">LOAD, 2-bajtowa długość nazwy, nazwa, [4-bajtowa długość kodu procesu, kod procesu] – nie wiemy jeszcze jak z tym kodem ma być.</text:p>
          <text:p text:style-name="P6">DELETE, 2-bajtowa długość nazwy, nazwa</text:p>
          <text:p text:style-name="P6">START, 2-bajtowa długość nazwy, nazwa – chyba powinien być zwrócony PID, być może jakiś najwcześniejszy czas rozpoczęcia i najpóźniejszy czas zakończenia, bo niby harmonogram. Do ustalenia.</text:p>
          <text:p text:style-name="P6">STOP, 4-bajtowy PID</text:p>
          <text:p text:style-name="P6">RESUME, 4-bajtowy PID</text:p>
          <text:p text:style-name="P6">KILL, 4-bajtowy PID</text:p>
          <text:p text:style-name="P6">STATS – zwraca statystyki. Jakie?</text:p>
          <text:p text:style-name="P6">Odpowiedzi mogą być dla nie zwracających nic ważnego OK i ERROR, dla START chyba wystarczy sam PID albo dać go po OK, a w przeciwnym przypadku ERROR. Po STATS w odpowiedzi powinien być chyba po prostu tekst poprzedzony jego rozmiarem, bo na razie nie wiemy co to ma robić.</text:p>
          <text:p text:style-name="P7">AR napisał koncepcje protokołu i są to obecnie obowiązujące zalecenia, powyższe propozycje można wykorzystywać o ile nie naruszają aktualnych ustaleń.</text:p>
        </text:list-item>
        <text:list-item>
          <text:p text:style-name="P5">Komunikacja z administratorem</text:p>
          <text:p text:style-name="P6">Chyba wystarczy, że do powyższych poleceń doda się jeszcze adres i port agenta. Na tym etapie trudno coś określić, bo nie wiemy co nasz system ma właściwie robić, a dokładniej nie wiemy co prowadzący miał na myśli.</text:p>
          <text:p text:style-name="P5">Administrator nie zleca zadań na konkretne agenty, tylko na serwer, który je odpowiednio rozdysponowuje. Można wyróżnić polecenia wykonania pewnego programu lub skryptu o określonym czasie, zażądania raportu, oraz polecenie zakończenia zadani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>
      <style:text-properties fo:font-size="14pt" style:font-size-asian="14pt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z Jakubczyk</meta:initial-creator>
    <meta:creation-date>2015-11-10T15:35:20.11</meta:creation-date>
    <dc:date>2015-11-20T17:40:44.21</dc:date>
    <dc:creator>Tomasz Jakubczyk</dc:creator>
    <meta:editing-duration>PT2H52M18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2" meta:paragraph-count="30" meta:word-count="627" meta:character-count="4327"/>
  </office:meta>
</office:document-meta>
</file>